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5a80"/>
    </style:style>
    <style:style style:name="gr5" style:family="graphic" style:parent-style-name="standard">
      <style:graphic-properties draw:stroke="none" svg:stroke-width="0.001cm" draw:fill-color="#000000"/>
    </style:style>
    <style:style style:name="gr6" style:family="graphic" style:parent-style-name="standard">
      <style:graphic-properties draw:stroke="none" svg:stroke-width="0cm" draw:fill-color="#000000"/>
    </style:style>
    <style:style style:name="gr7" style:family="graphic" style:parent-style-name="standard">
      <style:graphic-properties draw:stroke="none" svg:stroke-width="0.226cm" draw:fill-color="#ffffff"/>
    </style:style>
    <style:style style:name="gr8" style:family="graphic" style:parent-style-name="standard">
      <style:graphic-properties draw:stroke="none" svg:stroke-width="0cm" draw:fill-color="#ffffff"/>
    </style:style>
    <style:style style:name="gr9" style:family="graphic" style:parent-style-name="standard">
      <style:graphic-properties draw:stroke="none" svg:stroke-width="0.226cm" draw:fill-color="#000000"/>
    </style:style>
    <style:style style:name="gr10" style:family="graphic" style:parent-style-name="standard">
      <style:graphic-properties svg:stroke-width="0.001cm" svg:stroke-color="#000000" draw:fill="none" draw:fill-color="#ffffff" fo:padding-top="-0.049cm" fo:padding-bottom="-0.049cm" fo:padding-left="-0.049cm" fo:padding-right="-0.049cm"/>
    </style:style>
    <style:style style:name="gr11" style:family="graphic" style:parent-style-name="standard">
      <style:graphic-properties draw:stroke="none" svg:stroke-width="0.001cm" draw:fill-color="#ffffff"/>
    </style:style>
    <style:style style:name="gr12" style:family="graphic" style:parent-style-name="standard">
      <style:graphic-properties svg:stroke-width="0.001cm" svg:stroke-color="#ffffff" draw:fill="none" draw:fill-color="#ffffff" fo:padding-top="-0.049cm" fo:padding-bottom="-0.049cm" fo:padding-left="-0.049cm" fo:padding-right="-0.049cm"/>
    </style:style>
  </office:automatic-styles>
  <office:body>
    <office:drawing>
      <draw:page draw:name="page1" draw:style-name="dp1" draw:master-page-name="Default">
        <draw:g>
          <draw:glue-point draw:id="4" svg:x="-4.541cm" svg:y="-5cm"/>
          <draw:glue-point draw:id="5" svg:x="5cm" svg:y="-5cm"/>
          <draw:glue-point draw:id="6" svg:x="0.23cm" svg:y="-5cm"/>
          <draw:glue-point draw:id="7" svg:x="-5cm" svg:y="5cm"/>
          <draw:glue-point draw:id="8" svg:x="4.539cm" svg:y="5cm"/>
          <draw:glue-point draw:id="9" svg:x="-0.231cm" svg:y="5cm"/>
          <draw:glue-point draw:id="10" svg:x="-5cm" svg:y="-3.937cm"/>
          <draw:glue-point draw:id="11" svg:x="-5cm" svg:y="0.532cm"/>
          <draw:glue-point draw:id="12" svg:x="5cm" svg:y="3.85cm"/>
          <draw:glue-point draw:id="13" svg:x="5cm" svg:y="-0.576cm"/>
          <draw:glue-point draw:id="14" svg:x="0cm" svg:y="-0.013cm"/>
          <draw:polygon draw:style-name="gr1" draw:layer="layout" svg:width="4.769cm" svg:height="1.787cm" svg:x="0cm" svg:y="0.213cm" svg:viewBox="0 0 4770 1788" draw:points="0,0 0,1788 4770,1788 4770,0">
            <text:p/>
          </draw:polygon>
          <draw:line draw:style-name="gr2" draw:layer="layout" svg:x1="0cm" svg:y1="0.213cm" svg:x2="0cm" svg:y2="2.001cm">
            <text:p/>
          </draw:line>
          <draw:line draw:style-name="gr2" draw:layer="layout" svg:x1="0cm" svg:y1="2cm" svg:x2="4.77cm" svg:y2="2cm">
            <text:p/>
          </draw:line>
          <draw:line draw:style-name="gr2" draw:layer="layout" svg:x1="4.769cm" svg:y1="2.001cm" svg:x2="4.769cm" svg:y2="0.213cm">
            <text:p/>
          </draw:line>
          <draw:line draw:style-name="gr2" draw:layer="layout" svg:x1="4.77cm" svg:y1="0.213cm" svg:x2="0cm" svg:y2="0.213cm">
            <text:p/>
          </draw:line>
          <draw:polygon draw:style-name="gr3" draw:layer="layout" svg:width="4.999cm" svg:height="0.213cm" svg:x="0cm" svg:y="0cm" svg:viewBox="0 0 5000 214" draw:points="0,214 229,0 5000,0 4769,214">
            <text:p/>
          </draw:polygon>
          <draw:line draw:style-name="gr2" draw:layer="layout" svg:x1="0cm" svg:y1="0.214cm" svg:x2="0.231cm" svg:y2="0cm">
            <text:p/>
          </draw:line>
          <draw:line draw:style-name="gr2" draw:layer="layout" svg:x1="0.23cm" svg:y1="0cm" svg:x2="5.001cm" svg:y2="0cm">
            <text:p/>
          </draw:line>
          <draw:line draw:style-name="gr2" draw:layer="layout" svg:x1="5cm" svg:y1="0cm" svg:x2="4.769cm" svg:y2="0.214cm">
            <text:p/>
          </draw:line>
          <draw:line draw:style-name="gr2" draw:layer="layout" svg:x1="4.77cm" svg:y1="0.213cm" svg:x2="0cm" svg:y2="0.213cm">
            <text:p/>
          </draw:line>
          <draw:polygon draw:style-name="gr4" draw:layer="layout" svg:width="0.23cm" svg:height="1.984cm" svg:x="4.769cm" svg:y="0cm" svg:viewBox="0 0 231 1985" draw:points="0,212 231,0 231,1771 0,1985">
            <text:p/>
          </draw:polygon>
          <draw:line draw:style-name="gr2" draw:layer="layout" svg:x1="4.769cm" svg:y1="0.214cm" svg:x2="5cm" svg:y2="0cm">
            <text:p/>
          </draw:line>
          <draw:line draw:style-name="gr2" draw:layer="layout" svg:x1="4.999cm" svg:y1="0cm" svg:x2="4.999cm" svg:y2="1.771cm">
            <text:p/>
          </draw:line>
          <draw:line draw:style-name="gr2" draw:layer="layout" svg:x1="5cm" svg:y1="1.77cm" svg:x2="4.769cm" svg:y2="1.985cm">
            <text:p/>
          </draw:line>
          <draw:line draw:style-name="gr2" draw:layer="layout" svg:x1="4.769cm" svg:y1="1.985cm" svg:x2="4.769cm" svg:y2="0.213cm">
            <text:p/>
          </draw:line>
          <draw:polygon draw:style-name="gr5" draw:layer="layout" svg:width="0.461cm" svg:height="0.82cm" svg:x="0.428cm" svg:y="0.294cm" svg:viewBox="0 0 462 821" draw:points="164,821 164,279 0,279 230,0 462,279 280,279 280,623">
            <text:p/>
          </draw:polygon>
          <draw:polygon draw:style-name="gr5" draw:layer="layout" svg:width="0.822cm" svg:height="0.459cm" svg:x="0.921cm" svg:y="0.59cm" svg:viewBox="0 0 823 460" draw:points="0,164 543,164 543,0 823,230 543,460 543,296 180,296">
            <text:p/>
          </draw:polygon>
          <draw:polygon draw:style-name="gr5" draw:layer="layout" svg:width="0.476cm" svg:height="0.803cm" svg:x="0.97cm" svg:y="1.114cm" svg:viewBox="0 0 477 804" draw:points="312,0 312,525 477,525 246,804 0,525 180,525 180,180 164,180">
            <text:p/>
          </draw:polygon>
          <draw:polygon draw:style-name="gr5" draw:layer="layout" svg:width="0.823cm" svg:height="0.459cm" svg:x="0.115cm" svg:y="1.18cm" svg:viewBox="0 0 824 460" draw:points="824,295 279,295 279,460 0,230 279,0 279,163 642,163">
            <text:p/>
          </draw:polygon>
          <draw:polygon draw:style-name="gr6" draw:layer="layout" svg:width="0.7cm" svg:height="0.734cm" svg:x="0.577cm" svg:y="0.743cm" svg:viewBox="0 0 701 735" draw:points="701,367 699,400 695,433 688,465 678,496 666,526 651,556 633,583 614,609 592,633 569,655 543,674 516,691 488,705 458,717 428,726 397,731 366,735 334,735 303,731 272,726 242,717 212,705 184,691 157,674 131,655 108,633 86,609 67,583 49,556 34,526 22,496 12,465 5,433 1,400 0,367 1,334 5,301 12,269 22,238 34,208 49,178 67,151 86,125 108,101 131,79 157,60 184,43 212,29 242,17 272,8 303,3 334,0 366,0 397,3 428,8 458,17 488,29 516,43 543,60 569,79 592,101 614,125 633,151 651,178 666,208 678,238 688,269 695,301 699,334 701,367 591,367 590,344 587,322 582,300 576,278 567,257 557,237 545,219 531,201 516,184 500,169 483,156 464,144 445,134 424,127 403,120 382,116 361,114 339,114 318,116 297,120 276,127 255,134 236,144 217,156 200,169 184,184 169,201 155,219 143,237 133,257 124,278 118,300 113,322 110,344 109,367 110,390 113,412 118,434 124,456 133,477 143,497 155,515 169,533 184,550 200,565 217,578 236,590 255,600 276,607 297,614 318,618 339,620 361,620 382,618 403,614 424,607 445,600 464,590 483,578 500,565 516,550 531,533 545,515 557,497 567,477 576,456 582,434 587,412 590,390 591,367">
            <text:p/>
          </draw:polygon>
          <draw:polygon draw:style-name="gr7" draw:layer="layout" svg:width="0.461cm" svg:height="0.82cm" svg:x="0.444cm" svg:y="0.311cm" svg:viewBox="0 0 462 821" draw:points="164,821 164,278 0,278 231,0 462,278 280,278 280,623">
            <text:p/>
          </draw:polygon>
          <draw:polygon draw:style-name="gr7" draw:layer="layout" svg:width="0.822cm" svg:height="0.459cm" svg:x="0.937cm" svg:y="0.606cm" svg:viewBox="0 0 823 460" draw:points="0,164 543,164 543,0 823,230 543,460 543,295 180,295">
            <text:p/>
          </draw:polygon>
          <draw:polygon draw:style-name="gr7" draw:layer="layout" svg:width="0.477cm" svg:height="0.803cm" svg:x="0.987cm" svg:y="1.131cm" svg:viewBox="0 0 478 804" draw:points="312,0 312,525 478,525 246,804 0,525 180,525 180,179 164,179">
            <text:p/>
          </draw:polygon>
          <draw:polygon draw:style-name="gr7" draw:layer="layout" svg:width="0.823cm" svg:height="0.459cm" svg:x="0.131cm" svg:y="1.197cm" svg:viewBox="0 0 824 460" draw:points="824,295 279,295 279,460 0,230 279,0 279,164 643,164">
            <text:p/>
          </draw:polygon>
          <draw:polygon draw:style-name="gr8" draw:layer="layout" svg:width="0.7cm" svg:height="0.734cm" svg:x="0.597cm" svg:y="0.763cm" svg:viewBox="0 0 701 735" draw:points="701,367 699,400 695,433 688,465 678,496 666,526 651,556 633,583 614,609 592,633 569,655 543,674 516,691 488,705 458,717 428,726 397,731 366,735 334,735 303,731 272,726 242,717 212,705 184,691 157,674 131,655 108,633 86,609 67,583 49,556 34,526 22,496 12,465 5,433 1,400 0,367 1,334 5,301 12,269 22,238 34,208 49,178 67,151 86,125 108,101 131,79 157,60 184,43 212,29 242,17 272,8 303,3 334,0 366,0 397,3 428,8 458,17 488,29 516,43 543,60 569,79 592,101 614,125 633,151 651,178 666,208 678,238 688,269 695,301 699,334 701,367 591,367 590,344 587,322 582,300 576,278 567,257 557,237 545,219 531,201 516,184 500,169 483,156 464,144 445,134 424,127 403,120 382,116 361,114 339,114 318,116 297,120 276,127 255,134 236,144 217,156 200,169 184,184 169,201 155,219 143,237 133,257 124,278 118,300 113,322 110,344 109,367 110,390 113,412 118,434 124,456 133,477 143,497 155,515 169,533 184,550 200,565 217,578 236,590 255,600 276,607 297,614 318,618 339,620 361,620 382,618 403,614 424,607 445,600 464,590 483,578 500,565 516,550 531,533 545,515 557,497 567,477 576,456 582,434 587,412 590,390 591,367">
            <text:p/>
          </draw:polygon>
          <draw:polygon draw:style-name="gr9" draw:layer="layout" svg:width="2.664cm" svg:height="0.311cm" svg:x="1.941cm" svg:y="0.983cm" svg:viewBox="0 0 2665 312" draw:points="0,0 0,312 2665,312 2665,0">
            <text:p/>
          </draw:polygon>
          <draw:line draw:style-name="gr10" draw:layer="layout" svg:x1="1.941cm" svg:y1="0.983cm" svg:x2="1.941cm" svg:y2="1.295cm">
            <text:p/>
          </draw:line>
          <draw:line draw:style-name="gr10" draw:layer="layout" svg:x1="1.941cm" svg:y1="1.295cm" svg:x2="4.606cm" svg:y2="1.295cm">
            <text:p/>
          </draw:line>
          <draw:line draw:style-name="gr10" draw:layer="layout" svg:x1="4.605cm" svg:y1="1.295cm" svg:x2="4.605cm" svg:y2="0.983cm">
            <text:p/>
          </draw:line>
          <draw:line draw:style-name="gr10" draw:layer="layout" svg:x1="4.606cm" svg:y1="0.983cm" svg:x2="1.941cm" svg:y2="0.983cm">
            <text:p/>
          </draw:line>
          <draw:polygon draw:style-name="gr11" draw:layer="layout" svg:width="2.615cm" svg:height="0.263cm" svg:x="1.99cm" svg:y="0.983cm" svg:viewBox="0 0 2616 264" draw:points="0,0 0,264 2616,264 2616,0">
            <text:p/>
          </draw:polygon>
          <draw:line draw:style-name="gr12" draw:layer="layout" svg:x1="1.99cm" svg:y1="0.983cm" svg:x2="1.99cm" svg:y2="1.247cm">
            <text:p/>
          </draw:line>
          <draw:line draw:style-name="gr12" draw:layer="layout" svg:x1="1.99cm" svg:y1="1.246cm" svg:x2="4.606cm" svg:y2="1.246cm">
            <text:p/>
          </draw:line>
          <draw:line draw:style-name="gr12" draw:layer="layout" svg:x1="4.605cm" svg:y1="1.247cm" svg:x2="4.605cm" svg:y2="0.983cm">
            <text:p/>
          </draw:line>
          <draw:line draw:style-name="gr12" draw:layer="layout" svg:x1="4.606cm" svg:y1="0.983cm" svg:x2="1.99cm" svg:y2="0.983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6701</dc:title>
    <meta:creation-date>2011-02-07T16:42:32</meta:creation-date>
    <meta:editing-duration>P0D</meta:editing-duration>
    <meta:editing-cycles>1</meta:editing-cycles>
    <meta:document-statistic meta:object-count="36"/>
    <meta:generator>OpenOffice.org/3.3$Linux OpenOffice.org_project/330m20$Build-9567</meta:generator>
  </office:meta>
</office:document-meta>
</file>